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bb8" officeooo:paragraph-rsid="001d0bb8"/>
    </style:style>
    <style:style style:name="P2" style:family="paragraph" style:parent-style-name="Standard">
      <style:text-properties officeooo:rsid="001ea9a5" officeooo:paragraph-rsid="001ea9a5"/>
    </style:style>
    <style:style style:name="T1" style:family="text">
      <style:text-properties officeooo:rsid="001ea9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readme file.</text:p>
      <text:p text:style-name="P1"/>
      <text:p text:style-name="P2">14/07/2020 – Happy Using Git the professional way.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20-07-14T07:16:09.289862834</dc:date>
    <meta:editing-duration>PT1H11M5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0" meta:character-count="71" meta:non-whitespace-character-count="60"/>
  </office:meta>
</office:document-meta>
</file>